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style:text-underline-style="none" officeooo:rsid="004b656b" officeooo:paragraph-rsid="004b656b"/>
    </style:style>
    <style:style style:name="P14" style:family="paragraph" style:parent-style-name="Standard">
      <style:text-properties style:text-underline-style="none" officeooo:rsid="0058e1c0" officeooo:paragraph-rsid="0058e1c0"/>
    </style:style>
    <style:style style:name="P15" style:family="paragraph" style:parent-style-name="Standard">
      <style:text-properties officeooo:rsid="0044c71b" officeooo:paragraph-rsid="00288ad5"/>
    </style:style>
    <style:style style:name="P16" style:family="paragraph" style:parent-style-name="Standard">
      <style:text-properties style:text-underline-style="solid" style:text-underline-type="double" style:text-underline-width="auto" style:text-underline-color="font-color" officeooo:rsid="00288ad5" officeooo:paragraph-rsid="00288ad5"/>
    </style:style>
    <style:style style:name="P17" style:family="paragraph" style:parent-style-name="Standard">
      <style:text-properties fo:color="#ff3333" style:text-underline-style="none" fo:font-weight="bold" officeooo:rsid="0055071b" officeooo:paragraph-rsid="0055071b" style:font-weight-asian="bold" style:font-weight-complex="bold"/>
    </style:style>
    <style:style style:name="P18" style:family="paragraph" style:parent-style-name="Text_20_body">
      <style:paragraph-properties fo:text-align="center" style:justify-single-word="false"/>
      <style:text-properties style:font-name="Times New Roman" officeooo:rsid="002523d0" officeooo:paragraph-rsid="002523d0"/>
    </style:style>
    <style:style style:name="P19" style:family="paragraph" style:parent-style-name="Standard" style:list-style-name="L2">
      <style:text-properties style:text-underline-style="none" officeooo:rsid="004877d6" officeooo:paragraph-rsid="004877d6"/>
    </style:style>
    <style:style style:name="P20" style:family="paragraph" style:parent-style-name="Standard" style:list-style-name="L2">
      <style:text-properties style:text-underline-style="none" officeooo:rsid="004b3da0" officeooo:paragraph-rsid="004b3da0"/>
    </style:style>
    <style:style style:name="P21" style:family="paragraph" style:parent-style-name="Standard">
      <style:text-properties fo:font-style="normal" style:text-underline-style="none" officeooo:rsid="004e3286" officeooo:paragraph-rsid="004b656b" style:font-style-asian="normal" style:font-style-complex="normal"/>
    </style:style>
    <style:style style:name="P22" style:family="paragraph" style:parent-style-name="Standard">
      <style:text-properties officeooo:paragraph-rsid="0067aa85"/>
    </style:style>
    <style:style style:name="P23" style:family="paragraph" style:parent-style-name="Heading_20_1">
      <style:paragraph-properties fo:text-align="center" style:justify-single-word="false"/>
    </style:style>
    <style:style style:name="T1" style:family="text">
      <style:text-properties officeooo:rsid="000f89f3"/>
    </style:style>
    <style:style style:name="T2" style:family="text">
      <style:text-properties officeooo:rsid="00123597"/>
    </style:style>
    <style:style style:name="T3" style:family="text">
      <style:text-properties officeooo:rsid="001675fc"/>
    </style:style>
    <style:style style:name="T4" style:family="text">
      <style:text-properties officeooo:rsid="00189621"/>
    </style:style>
    <style:style style:name="T5" style:family="text">
      <style:text-properties officeooo:rsid="001a1923"/>
    </style:style>
    <style:style style:name="T6" style:family="text">
      <style:text-properties officeooo:rsid="00215c10"/>
    </style:style>
    <style:style style:name="T7" style:family="text">
      <style:text-properties officeooo:rsid="0024d24b"/>
    </style:style>
    <style:style style:name="T8" style:family="text">
      <style:text-properties officeooo:rsid="002cf0ae"/>
    </style:style>
    <style:style style:name="T9" style:family="text">
      <style:text-properties officeooo:rsid="002ff7e2"/>
    </style:style>
    <style:style style:name="T10" style:family="text">
      <style:text-properties style:use-window-font-color="true"/>
    </style:style>
    <style:style style:name="T11" style:family="text">
      <style:text-properties style:use-window-font-color="true" officeooo:rsid="00697f79"/>
    </style:style>
    <style:style style:name="T12" style:family="text">
      <style:text-properties officeooo:rsid="003643f4"/>
    </style:style>
    <style:style style:name="T13" style:family="text">
      <style:text-properties officeooo:rsid="003fbb51"/>
    </style:style>
    <style:style style:name="T14" style:family="text">
      <style:text-properties fo:font-style="italic" style:font-style-asian="italic" style:font-style-complex="italic"/>
    </style:style>
    <style:style style:name="T15" style:family="text">
      <style:text-properties fo:font-style="italic" officeooo:rsid="004e3286"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4e3286" style:font-style-asian="normal" style:font-style-complex="normal"/>
    </style:style>
    <style:style style:name="T18" style:family="text">
      <style:text-properties fo:font-style="normal" officeooo:rsid="005ab1bf" style:font-style-asian="normal" style:font-style-complex="normal"/>
    </style:style>
    <style:style style:name="T19" style:family="text">
      <style:text-properties fo:font-style="normal" officeooo:rsid="005c236a" style:font-style-asian="normal" style:font-style-complex="normal"/>
    </style:style>
    <style:style style:name="T20" style:family="text">
      <style:text-properties fo:font-style="normal" officeooo:rsid="005d55f8" style:font-style-asian="normal" style:font-style-complex="normal"/>
    </style:style>
    <style:style style:name="T21" style:family="text">
      <style:text-properties fo:font-style="normal" officeooo:rsid="005ee0dd" style:font-style-asian="normal" style:font-style-complex="normal"/>
    </style:style>
    <style:style style:name="T22" style:family="text">
      <style:text-properties fo:font-style="normal" officeooo:rsid="00605202" style:font-style-asian="normal" style:font-style-complex="normal"/>
    </style:style>
    <style:style style:name="T23" style:family="text">
      <style:text-properties fo:font-style="normal" officeooo:rsid="006164d9" style:font-style-asian="normal" style:font-style-complex="normal"/>
    </style:style>
    <style:style style:name="T24" style:family="text">
      <style:text-properties fo:font-style="normal" officeooo:rsid="00640c1d" style:font-style-asian="normal" style:font-style-complex="normal"/>
    </style:style>
    <style:style style:name="T25" style:family="text">
      <style:text-properties officeooo:rsid="004be74a"/>
    </style:style>
    <style:style style:name="T26" style:family="text">
      <style:text-properties officeooo:rsid="004da37b"/>
    </style:style>
    <style:style style:name="T27" style:family="text">
      <style:text-properties officeooo:rsid="004ffa46"/>
    </style:style>
    <style:style style:name="T28" style:family="text">
      <style:text-properties officeooo:rsid="0050698d"/>
    </style:style>
    <style:style style:name="T29" style:family="text">
      <style:text-properties fo:font-variant="normal" fo:text-transform="none" fo:color="#444444" style:font-name="arial" fo:font-size="12pt" fo:letter-spacing="normal" fo:font-style="normal" fo:font-weight="bold"/>
    </style:style>
    <style:style style:name="T30" style:family="text">
      <style:text-properties officeooo:rsid="000f3b83"/>
    </style:style>
    <style:style style:name="T31" style:family="text">
      <style:text-properties officeooo:rsid="00697f79"/>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ettinelli Stefano – De Santis Roberto – Gambale Vincenzo</text:p>
      <text:h text:style-name="P23" text:outline-level="1">P<text:span text:style-name="T7">rogetto di Sistemi Distribuiti</text:span></text:h>
      <text:h text:style-name="P23" text:outline-level="1">Anno Domini</text:h>
      <text:p text:style-name="P1"/>
      <text:h text:style-name="Heading_20_2" text:outline-level="2">Sommario</text:h>
      <text:p text:style-name="P22"><text:span text:style-name="T30">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text:span text:style-name="Emphasis"><text:span text:style-name="T29"> </text:span></text:span><text:span text:style-name="T1">di tipo REST .</text:span></text:p>
      <text:p text:style-name="P22"><text:span text:style-name="T1"/></text:p>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3"> Quando la carta viene scoperta viene invece esternato l'anno di riferimento. Come già accennato, lo scopo del gioco è quello di mettere in ordine cronologico, dal più lontano al più recente, gli eventi storici e vince il giocatore che rimane senza carte in mano.</text:span></text:p>
      <text:p text:style-name="P3">Inizialmente sul banco è presente una sola carta coperta. <text:span text:style-name="T4">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text:span text:style-name="T31">Mentre se</text:span> crede che la successione delle carte comuni sia sbagliata, può dubitare: ciò determina <text:span text:style-name="T8">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text:span text:style-name="T5">L</text:span>a partita termina nel momento in cui un giocatore rima<text:span text:style-name="T6">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9">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style-name=""><text:list-item><text:p>Continuare</text:p></text:list-item></text:list></office:annotation>La relazione è strutturata nel seguente modo...<office:annotation-end office:name="__Fieldmark__59_1447962888"/></text:p>
      <text:p text:style-name="P8"/>
      <text:h text:style-name="Heading_20_2" text:outline-level="2">Aspetti progettuali</text:h>
      <text:p text:style-name="P10">Il primo problema che si incontra nel realizzare un sistema distribuito è fare in modo che ogni nodo <text:soft-page-break/>sia<text:span text:style-name="T12"> consapevol</text:span>e<text:span text:style-name="T12">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7">strutturata</text:span> come segue:</text:p>
      <text:list xml:id="list3499876729447814931" text:style-name="L2">
        <text:list-item>
          <text:p text:style-name="P19">I giocatori si registrano presso il server scegliendo un<text:span text:style-name="T28">o</text:span> username univoco;</text:p>
        </text:list-item>
        <text:list-item>
          <text:p text:style-name="P19">Uno dei potenziali giocatori crea un nuovo gioco, specificando il numero di partecipanti desiderato. Ci riferiremo a tale giocatore come <text:span text:style-name="T14">creator</text:span><text:span text:style-name="T16">;</text:span></text:p>
        </text:list-item>
        <text:list-item>
          <text:p text:style-name="P20">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3">Per assegnare il primo turno del gioco sarebbe necessario, in teoria, l'utilizzo di un algoritmo <text:span text:style-name="T25">distribuito</text:span> <text:span text:style-name="T26">per deciderlo, analogo a quello </text:span>di elezione del leader. <text:span text:style-name="T25">In realtà non c'è un concreto bisogno di tale passaggio poiché si può assumere che il primo turno spetti al </text:span><text:span text:style-name="T15">creator</text:span><text:span text:style-name="T17"> della partita.</text:span></text:p>
      <text:p text:style-name="P21"/>
      <text:p text:style-name="P14"><text:span text:style-name="T16">A questo punto, i nodi sono in grado di gestire autonomamente il gioco durante la sua evoluzione. </text:span><text:span text:style-name="T18">Quando un </text:span><text:span text:style-name="T20">giocatore</text:span><text:span text:style-name="T18"> deve effettuare una giocata </text:span><text:span text:style-name="T24">(sia che essa sia un dubbio, sia che si tratti della giocata di una carta)</text:span><text:span text:style-name="T18">, invia un messaggio in broadcast a tutti gli altri</text:span><text:span text:style-name="T19">. </text:span><text:span text:style-name="T21">Quest'approccio consente a tutti i partecipanti della partita di mantenere le risorse di gioco aggiornate </text:span><text:span text:style-name="T22">poiché sono disl</text:span><text:span text:style-name="T23">oc</text:span><text:span text:style-name="T22">ate in modo distribuito.</text:span></text:p>
      <text:p text:style-name="P16"/>
      <text:p text:style-name="P12">Viste le caratteristiche del gioco, l'architettura astratta del sistema distribuito è quella ad anello.<text:span text:style-name="T13">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p text:style-name="P12"/>
      <text:p text:style-name="P12"/>
      <text:p text:style-name="P17">PROGETTARE I MESSAGGI CHE VANNO SCAMBIATI CON LE RELATIVE PROBLEMATICHE ANNESSE E CONNESSE!</text:p>
      <text:p text:style-name="P17"/>
      <text:p text:style-name="P15"/>
      <text:p text:style-name="P15"/>
      <text:p text:style-name="P15"/>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ta:initial-creator>
    <meta:creation-date>2013-12-08T12:17:14.331821100</meta:creation-date>
    <dc:date>2013-12-12T16:27:12.988937000</dc:date>
    <meta:editing-duration>PT3H9M55S</meta:editing-duration>
    <meta:editing-cycles>101</meta:editing-cycles>
    <meta:generator>LibreOffice/4.1.3.2$MacOSX_x86 LibreOffice_project/70feb7d99726f064edab4605a8ab840c50ec57a</meta:generator>
    <meta:document-statistic meta:table-count="0" meta:image-count="0" meta:object-count="0" meta:page-count="2" meta:paragraph-count="25" meta:word-count="983" meta:character-count="6292" meta:non-whitespace-character-count="5337"/>
  </office:meta>
</office:document-meta>
</file>